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12C5A91A046A93D1332.png" manifest:media-type="image/png"/>
  <manifest:file-entry manifest:full-path="Pictures/10000000000001F40000012C2CAF6F522E87EC10.png" manifest:media-type="image/png"/>
  <manifest:file-entry manifest:full-path="Pictures/10000000000001F40000012CCEF970FE6BB84D39.png" manifest:media-type="image/png"/>
  <manifest:file-entry manifest:full-path="Pictures/1000000000000296000001CD7C72FCBC586A5028.png" manifest:media-type="image/png"/>
  <manifest:file-entry manifest:full-path="Pictures/10000000000001F40000012C2538912573590605.png" manifest:media-type="image/png"/>
  <manifest:file-entry manifest:full-path="Pictures/10000000000001F40000012CCE7E5B5D1DA20AE9.png" manifest:media-type="image/png"/>
  <manifest:file-entry manifest:full-path="Pictures/10000000000001F40000012CBB9E33D5CECDFBDD.png" manifest:media-type="image/png"/>
  <manifest:file-entry manifest:full-path="Pictures/10000000000001F40000012C972441D66DE4D40A.png" manifest:media-type="image/png"/>
  <manifest:file-entry manifest:full-path="Pictures/10000000000001F40000012C221A55503DE01074.png" manifest:media-type="image/png"/>
  <manifest:file-entry manifest:full-path="Pictures/10000000000001F40000012C19F47F82FA2E9332.png" manifest:media-type="image/png"/>
  <manifest:file-entry manifest:full-path="Pictures/10000000000001F40000012CD89A2A41173B6C86.png" manifest:media-type="image/png"/>
  <manifest:file-entry manifest:full-path="Pictures/10000000000001F40000012C32A818F0B9E161DA.png" manifest:media-type="image/png"/>
  <manifest:file-entry manifest:full-path="Pictures/10000000000001F40000012C3ACA98A9DC1D8285.png" manifest:media-type="image/png"/>
  <manifest:file-entry manifest:full-path="Pictures/10000000000001F40000012C44F9A86AC83FD9F9.png" manifest:media-type="image/png"/>
  <manifest:file-entry manifest:full-path="Pictures/10000000000001F40000012CA7E9D12514DBE6E4.png" manifest:media-type="image/png"/>
  <manifest:file-entry manifest:full-path="Pictures/10000000000001F40000012C7D06EA8639114AD4.png" manifest:media-type="image/png"/>
  <manifest:file-entry manifest:full-path="Pictures/10000000000001F40000012C582D97547CA78C5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2.036cm" fo:min-width="14.23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796cm"/>
      <style:paragraph-properties style:writing-mode="lr-tb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text-properties fo:font-size="46pt"/>
    </style:style>
    <style:style style:name="P4" style:family="paragraph">
      <loext:graphic-properties draw:fill="none" draw:fill-color="#ffffff"/>
      <style:paragraph-properties style:writing-mode="lr-tb"/>
      <style:text-properties style:font-name="Times New Roman" fo:font-size="46pt" fo:font-weight="bold" style:font-size-asian="46pt" style:font-weight-asian="bold" style:font-size-complex="46pt" style:font-weight-complex="bold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style:font-name="Times New Roman" fo:font-size="46pt" fo:font-weight="bold" style:font-size-asian="46pt" style:font-weight-asian="bold" style:font-size-complex="4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2.86cm" svg:height="15.9cm" svg:x="16.51cm" svg:y="-2.421cm">
          <draw:image xlink:href="Pictures/1000000000000296000001CD7C72FCBC586A5028.png" xlink:type="simple" xlink:show="embed" xlink:actuate="onLoad" loext:mime-type="image/png">
            <text:p/>
          </draw:image>
        </draw:frame>
        <draw:frame draw:style-name="gr1" draw:text-style-name="P1" draw:layer="layout" svg:width="13.23cm" svg:height="7.937cm" svg:x="12.843cm" svg:y="11.93cm">
          <draw:image xlink:href="Pictures/10000000000001F40000012C2538912573590605.png" xlink:type="simple" xlink:show="embed" xlink:actuate="onLoad" loext:mime-type="image/png">
            <text:p/>
          </draw:image>
        </draw:frame>
        <draw:custom-shape draw:style-name="gr2" draw:text-style-name="P2" draw:layer="layout" svg:width="14.732cm" svg:height="2.286cm" svg:x="21.294cm" svg:y="-2.03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3.23cm" svg:height="7.937cm" svg:x="0.443cm" svg:y="11.93cm">
          <draw:image xlink:href="Pictures/10000000000001F40000012CD89A2A41173B6C86.png" xlink:type="simple" xlink:show="embed" xlink:actuate="onLoad" loext:mime-type="image/png">
            <text:p/>
          </draw:image>
        </draw:frame>
        <draw:frame draw:style-name="gr1" draw:text-style-name="P1" draw:layer="layout" svg:width="13.23cm" svg:height="7.937cm" svg:x="0.502cm" svg:y="18.875cm">
          <draw:image xlink:href="Pictures/10000000000001F40000012C3ACA98A9DC1D8285.png" xlink:type="simple" xlink:show="embed" xlink:actuate="onLoad" loext:mime-type="image/png">
            <text:p/>
          </draw:image>
        </draw:frame>
        <draw:frame draw:style-name="gr1" draw:text-style-name="P1" draw:layer="layout" svg:width="13.23cm" svg:height="7.937cm" svg:x="12.856cm" svg:y="18.929cm">
          <draw:image xlink:href="Pictures/10000000000001F40000012CCE7E5B5D1DA20AE9.png" xlink:type="simple" xlink:show="embed" xlink:actuate="onLoad" loext:mime-type="image/png">
            <text:p/>
          </draw:image>
        </draw:frame>
        <draw:frame draw:style-name="gr1" draw:text-style-name="P1" draw:layer="layout" svg:width="13.23cm" svg:height="7.937cm" svg:x="30.019cm" svg:y="11.921cm">
          <draw:image xlink:href="Pictures/10000000000001F40000012C19F47F82FA2E9332.png" xlink:type="simple" xlink:show="embed" xlink:actuate="onLoad" loext:mime-type="image/png">
            <text:p/>
          </draw:image>
        </draw:frame>
        <draw:frame draw:style-name="gr1" draw:text-style-name="P1" draw:layer="layout" svg:width="13.23cm" svg:height="7.937cm" svg:x="42.419cm" svg:y="11.92cm">
          <draw:image xlink:href="Pictures/10000000000001F40000012C32A818F0B9E161DA.png" xlink:type="simple" xlink:show="embed" xlink:actuate="onLoad" loext:mime-type="image/png">
            <text:p/>
          </draw:image>
        </draw:frame>
        <draw:frame draw:style-name="gr1" draw:text-style-name="P1" draw:layer="layout" svg:width="13.23cm" svg:height="7.937cm" svg:x="29.934cm" svg:y="18.88cm">
          <draw:image xlink:href="Pictures/10000000000001F40000012C972441D66DE4D40A.png" xlink:type="simple" xlink:show="embed" xlink:actuate="onLoad" loext:mime-type="image/png">
            <text:p/>
          </draw:image>
        </draw:frame>
        <draw:frame draw:style-name="gr1" draw:text-style-name="P1" draw:layer="layout" svg:width="13.23cm" svg:height="7.937cm" svg:x="42.407cm" svg:y="18.867cm">
          <draw:image xlink:href="Pictures/10000000000001F40000012CA7E9D12514DBE6E4.png" xlink:type="simple" xlink:show="embed" xlink:actuate="onLoad" loext:mime-type="image/png">
            <text:p/>
          </draw:image>
        </draw:frame>
        <draw:frame draw:style-name="gr1" draw:text-style-name="P1" draw:layer="layout" svg:width="13.23cm" svg:height="7.937cm" svg:x="0.432cm" svg:y="27.523cm">
          <draw:image xlink:href="Pictures/10000000000001F40000012C44F9A86AC83FD9F9.png" xlink:type="simple" xlink:show="embed" xlink:actuate="onLoad" loext:mime-type="image/png">
            <text:p/>
          </draw:image>
        </draw:frame>
        <draw:frame draw:style-name="gr1" draw:text-style-name="P1" draw:layer="layout" svg:width="13.23cm" svg:height="7.937cm" svg:x="12.846cm" svg:y="27.523cm">
          <draw:image xlink:href="Pictures/10000000000001F40000012C582D97547CA78C5D.png" xlink:type="simple" xlink:show="embed" xlink:actuate="onLoad" loext:mime-type="image/png">
            <text:p/>
          </draw:image>
        </draw:frame>
        <draw:frame draw:style-name="gr1" draw:text-style-name="P1" draw:layer="layout" svg:width="13.23cm" svg:height="7.937cm" svg:x="0.508cm" svg:y="34.544cm">
          <draw:image xlink:href="Pictures/10000000000001F40000012C221A55503DE01074.png" xlink:type="simple" xlink:show="embed" xlink:actuate="onLoad" loext:mime-type="image/png">
            <text:p/>
          </draw:image>
        </draw:frame>
        <draw:frame draw:style-name="gr1" draw:text-style-name="P1" draw:layer="layout" svg:width="13.23cm" svg:height="7.937cm" svg:x="12.875cm" svg:y="34.599cm">
          <draw:image xlink:href="Pictures/10000000000001F40000012C7D06EA8639114AD4.png" xlink:type="simple" xlink:show="embed" xlink:actuate="onLoad" loext:mime-type="image/png">
            <text:p/>
          </draw:image>
        </draw:frame>
        <draw:frame draw:style-name="gr1" draw:text-style-name="P1" draw:layer="layout" svg:width="13.23cm" svg:height="7.937cm" svg:x="29.972cm" svg:y="27.523cm">
          <draw:image xlink:href="Pictures/10000000000001F40000012CCEF970FE6BB84D39.png" xlink:type="simple" xlink:show="embed" xlink:actuate="onLoad" loext:mime-type="image/png">
            <text:p/>
          </draw:image>
        </draw:frame>
        <draw:frame draw:style-name="gr1" draw:text-style-name="P1" draw:layer="layout" svg:width="13.23cm" svg:height="7.937cm" svg:x="42.418cm" svg:y="27.523cm">
          <draw:image xlink:href="Pictures/10000000000001F40000012C2CAF6F522E87EC10.png" xlink:type="simple" xlink:show="embed" xlink:actuate="onLoad" loext:mime-type="image/png">
            <text:p/>
          </draw:image>
        </draw:frame>
        <draw:frame draw:style-name="gr1" draw:text-style-name="P1" draw:layer="layout" svg:width="13.23cm" svg:height="7.937cm" svg:x="29.95cm" svg:y="34.544cm">
          <draw:image xlink:href="Pictures/10000000000001F40000012C5A91A046A93D1332.png" xlink:type="simple" xlink:show="embed" xlink:actuate="onLoad" loext:mime-type="image/png">
            <text:p/>
          </draw:image>
        </draw:frame>
        <draw:frame draw:style-name="gr1" draw:text-style-name="P1" draw:layer="layout" svg:width="13.23cm" svg:height="7.937cm" svg:x="42.396cm" svg:y="34.544cm">
          <draw:image xlink:href="Pictures/10000000000001F40000012CBB9E33D5CECDFBDD.png" xlink:type="simple" xlink:show="embed" xlink:actuate="onLoad" loext:mime-type="image/png">
            <text:p/>
          </draw:image>
        </draw:frame>
        <draw:frame draw:style-name="gr3" draw:text-style-name="P4" draw:layer="layout" svg:width="3.554cm" svg:height="2.046cm" svg:x="17.296cm" svg:y="1.044cm">
          <draw:text-box>
            <text:p text:style-name="P3"><text:span text:style-name="T1"><text:s/></text:span><text:span text:style-name="T1">(A)</text:span></text:p>
          </draw:text-box>
        </draw:frame>
        <draw:frame draw:style-name="gr3" draw:text-style-name="P4" draw:layer="layout" svg:width="3.554cm" svg:height="2.046cm" svg:x="-0.504cm" svg:y="11.444cm">
          <draw:text-box>
            <text:p text:style-name="P3"><text:span text:style-name="T1"><text:s/></text:span><text:span text:style-name="T1">(B)</text:span></text:p>
          </draw:text-box>
        </draw:frame>
        <draw:frame draw:style-name="gr3" draw:text-style-name="P4" draw:layer="layout" svg:width="3.554cm" svg:height="2.046cm" svg:x="28.696cm" svg:y="11.455cm">
          <draw:text-box>
            <text:p text:style-name="P3"><text:span text:style-name="T1"><text:s/></text:span><text:span text:style-name="T1">(C)</text:span></text:p>
          </draw:text-box>
        </draw:frame>
        <draw:frame draw:style-name="gr3" draw:text-style-name="P4" draw:layer="layout" svg:width="3.554cm" svg:height="2.046cm" svg:x="-0.504cm" svg:y="27.044cm">
          <draw:text-box>
            <text:p text:style-name="P3"><text:span text:style-name="T1"><text:s/></text:span><text:span text:style-name="T1">(D)</text:span></text:p>
          </draw:text-box>
        </draw:frame>
        <draw:frame draw:style-name="gr3" draw:text-style-name="P4" draw:layer="layout" svg:width="3.554cm" svg:height="2.046cm" svg:x="28.708cm" svg:y="27.044cm">
          <draw:text-box>
            <text:p text:style-name="P3"><text:span text:style-name="T1"><text:s/></text:span><text:span text:style-name="T1">(E)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5.9000015258789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198cm" fo:margin-bottom="0cm" fo:text-indent="0cm"/>
      <style:text-properties fo:font-size="83.9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898cm" fo:margin-bottom="0cm" fo:text-indent="0cm"/>
      <style:text-properties fo:font-size="71.9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598cm" fo:margin-bottom="0cm" fo:text-indent="0cm"/>
      <style:text-properties fo:font-size="59.900001525878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5.982cm" fo:page-height="43.33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965cm" svg:x="1cm" svg:y="2.79cm"/>
      <draw:page-thumbnail draw:layer="backgroundobjects" svg:width="8.999cm" svg:height="6.965cm" svg:x="1cm" svg:y="11.366cm"/>
      <draw:page-thumbnail draw:layer="backgroundobjects" svg:width="8.999cm" svg:height="6.965cm" svg:x="1cm" svg:y="19.942cm"/>
      <draw:page-thumbnail draw:layer="backgroundobjects" svg:width="8.999cm" svg:height="6.965cm" svg:x="11cm" svg:y="2.79cm"/>
      <draw:page-thumbnail draw:layer="backgroundobjects" svg:width="8.999cm" svg:height="6.965cm" svg:x="11cm" svg:y="11.366cm"/>
      <draw:page-thumbnail draw:layer="backgroundobjects" svg:width="8.999cm" svg:height="6.965cm" svg:x="11cm" svg:y="19.942cm"/>
    </style:handout-master>
    <style:master-page style:name="Default" style:page-layout-name="PM1" draw:style-name="Mdp1">
      <draw:frame presentation:style-name="Default-title" draw:layer="backgroundobjects" svg:width="50.382cm" svg:height="7.886cm" svg:x="2.799cm" svg:y="1.882cm" presentation:class="title" presentation:placeholder="true">
        <draw:text-box/>
      </draw:frame>
      <draw:frame presentation:style-name="Default-outline1" draw:layer="backgroundobjects" svg:width="50.382cm" svg:height="27.399cm" svg:x="2.799cm" svg:y="11.052cm" presentation:class="outline" presentation:placeholder="true">
        <draw:text-box/>
      </draw:frame>
      <draw:frame presentation:style-name="Mpr1" draw:text-style-name="MP2" draw:layer="backgroundobjects" svg:width="13.042cm" svg:height="3.255cm" svg:x="2.799cm" svg:y="43.03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7.744cm" svg:height="3.255cm" svg:x="19.145cm" svg:y="43.03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3.042cm" svg:height="3.255cm" svg:x="40.139cm" svg:y="43.03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4T17:40:28.552468193</meta:creation-date>
    <dc:date>2022-10-17T15:31:19.205164367</dc:date>
    <meta:editing-duration>P10DT22H29M5S</meta:editing-duration>
    <meta:editing-cycles>70</meta:editing-cycles>
    <meta:generator>LibreOffice/6.4.7.2$Linux_X86_64 LibreOffice_project/40$Build-2</meta:generator>
    <meta:document-statistic meta:object-count="46"/>
  </office:meta>
</office:document-meta>
</file>